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00000025A000000ECD96F4637FF60AF3D.jpg" manifest:media-type="image/jpe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3" style:family="table">
      <style:table-properties style:width="14.462cm" table:align="right" style:writing-mode="lr-tb"/>
    </style:style>
    <style:style style:name="Tabla3.A" style:family="table-column">
      <style:table-column-properties style:column-width="8.195cm"/>
    </style:style>
    <style:style style:name="Tabla3.B" style:family="table-column">
      <style:table-column-properties style:column-width="6.267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4.34cm" table:align="right" style:writing-mode="lr-tb"/>
    </style:style>
    <style:style style:name="Tabla4.A" style:family="table-column">
      <style:table-column-properties style:column-width="5.844cm"/>
    </style:style>
    <style:style style:name="Tabla4.B" style:family="table-column">
      <style:table-column-properties style:column-width="8.497cm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6.736cm" fo:margin-left="0cm" table:align="left" style:writing-mode="lr-tb"/>
    </style:style>
    <style:style style:name="Tabla2.A" style:family="table-column">
      <style:table-column-properties style:column-width="3.433cm"/>
    </style:style>
    <style:style style:name="Tabla2.B" style:family="table-column">
      <style:table-column-properties style:column-width="6.703cm"/>
    </style:style>
    <style:style style:name="Tabla2.C" style:family="table-column">
      <style:table-column-properties style:column-width="6.6cm"/>
    </style:style>
    <style:style style:name="Tabla2.A1" style:family="table-cell">
      <style:table-cell-properties style:vertical-align="middle" fo:padding="0.049cm" fo:border="none"/>
    </style:style>
    <style:style style:name="Tabla1" style:family="table">
      <style:table-properties style:width="16.69cm" table:align="left" style:writing-mode="lr-tb"/>
    </style:style>
    <style:style style:name="Tabla1.A" style:family="table-column">
      <style:table-column-properties style:column-width="5.099cm"/>
    </style:style>
    <style:style style:name="Tabla1.B" style:family="table-column">
      <style:table-column-properties style:column-width="5.233cm"/>
    </style:style>
    <style:style style:name="Tabla1.C" style:family="table-column">
      <style:table-column-properties style:column-width="6.357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Footer" style:master-page-name="">
      <loext:graphic-properties draw:fill="none"/>
      <style:paragraph-properties fo:margin-left="0cm" fo:margin-right="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9pt" style:font-size-asian="9pt" style:font-size-complex="9pt"/>
    </style:style>
    <style:style style:name="P2" style:family="paragraph" style:parent-style-name="Text_20_body">
      <style:paragraph-properties fo:line-height="150%"/>
      <style:text-properties style:font-name="Arial" fo:font-size="6pt" fo:font-weight="normal" officeooo:rsid="00754b93" officeooo:paragraph-rsid="00997f2c" style:font-size-asian="5.25pt" style:font-weight-asian="normal" style:font-size-complex="6pt" style:font-weight-complex="normal"/>
    </style:style>
    <style:style style:name="P3" style:family="paragraph" style:parent-style-name="Text_20_body">
      <style:paragraph-properties fo:line-height="150%"/>
      <style:text-properties style:font-name="Arial" fo:font-size="6pt" fo:font-weight="normal" officeooo:rsid="00e0e56b" officeooo:paragraph-rsid="0114bf57" style:font-size-asian="5.25pt" style:font-weight-asian="normal" style:font-size-complex="6pt" style:font-weight-complex="normal"/>
    </style:style>
    <style:style style:name="P4" style:family="paragraph" style:parent-style-name="Text_20_body">
      <style:paragraph-properties fo:line-height="150%"/>
      <style:text-properties style:font-name="Arial" fo:font-size="6pt" fo:font-weight="normal" officeooo:rsid="00754b93" officeooo:paragraph-rsid="013e97ed" style:font-name-asian="Times New Roman1" style:font-size-asian="5.25pt" style:rfc-language-tag-asian="es-ES-u-co-trad" style:language-asian="es" style:country-asian="ES" style:font-weight-asian="normal" style:font-name-complex="Times New Roman1" style:font-size-complex="6pt" style:font-weight-complex="normal"/>
    </style:style>
    <style:style style:name="P5" style:family="paragraph" style:parent-style-name="Text_20_body">
      <style:paragraph-properties fo:line-height="150%"/>
      <style:text-properties style:font-name="Arial" fo:font-size="12pt" fo:font-weight="normal" officeooo:rsid="00754b93" officeooo:paragraph-rsid="0119c7c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/>
      <style:text-properties style:font-name="Arial" fo:font-size="12pt" fo:font-weight="normal" officeooo:rsid="00754b93" officeooo:paragraph-rsid="014786e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line-height="150%"/>
      <style:text-properties style:font-name="Arial" fo:font-size="12pt" fo:font-weight="normal" officeooo:rsid="014786ef" officeooo:paragraph-rsid="014786ef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line-height="150%"/>
      <style:text-properties style:font-name="Arial" fo:font-size="12pt" fo:font-weight="normal" officeooo:rsid="00754b93" officeooo:paragraph-rsid="013e97ed" style:font-name-asian="Times New Roman1" style:font-size-asian="12pt" style:rfc-language-tag-asian="es-ES-u-co-trad" style:language-asian="es" style:country-asian="ES" style:font-weight-asian="normal" style:font-name-complex="Times New Roman1" style:font-size-complex="12pt" style:font-weight-complex="normal"/>
    </style:style>
    <style:style style:name="P9" style:family="paragraph" style:parent-style-name="Table_20_Heading">
      <style:paragraph-properties fo:line-height="115%"/>
      <style:text-properties style:font-name="Arial" fo:font-size="12pt" officeooo:paragraph-rsid="014786ef" style:font-size-asian="12pt" style:font-size-complex="12pt"/>
    </style:style>
    <style:style style:name="P10" style:family="paragraph" style:parent-style-name="Text_20_body">
      <style:paragraph-properties fo:line-height="150%"/>
      <style:text-properties style:font-name="Arial" fo:font-size="12pt" fo:font-weight="bold" officeooo:rsid="00754b93" officeooo:paragraph-rsid="014786ef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15%"/>
      <style:text-properties style:font-name="Arial" fo:font-size="11pt" officeooo:paragraph-rsid="014786ef" style:font-size-asian="11pt" style:font-size-complex="11pt"/>
    </style:style>
    <style:style style:name="P12" style:family="paragraph" style:parent-style-name="Table_20_Heading">
      <style:text-properties officeooo:paragraph-rsid="013e97ed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15c848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245388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245388" officeooo:paragraph-rsid="0173bd7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73bd7c" officeooo:paragraph-rsid="0173bd7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Text_20_body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6fa4dc" officeooo:paragraph-rsid="016fa4d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2612b5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222222" loext:opacity="100%" style:font-name="Arial" fo:font-size="12pt" fo:letter-spacing="normal" fo:language="es" fo:country="ES" fo:font-style="normal" style:text-underline-style="none" fo:font-weight="normal" officeooo:rsid="0015c848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0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e46dd" officeooo:paragraph-rsid="01478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f7126" officeooo:paragraph-rsid="01478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1361e" officeooo:paragraph-rsid="01478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1478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line-height="115%"/>
      <style:text-properties officeooo:paragraph-rsid="014786ef"/>
    </style:style>
    <style:style style:name="P25" style:family="paragraph" style:parent-style-name="Table_20_Contents">
      <style:paragraph-properties fo:line-height="115%"/>
      <style:text-properties officeooo:paragraph-rsid="014a2fbf"/>
    </style:style>
    <style:style style:name="P26" style:family="paragraph" style:parent-style-name="Table_20_Contents">
      <style:paragraph-properties fo:line-height="115%"/>
    </style:style>
    <style:style style:name="P27" style:family="paragraph" style:parent-style-name="Table_20_Contents">
      <style:paragraph-properties fo:line-height="115%"/>
      <style:text-properties officeooo:paragraph-rsid="014804b0"/>
    </style:style>
    <style:style style:name="P28" style:family="paragraph" style:parent-style-name="Table_20_Contents">
      <style:paragraph-properties fo:line-height="115%"/>
      <style:text-properties officeooo:paragraph-rsid="014e93c8"/>
    </style:style>
    <style:style style:name="P29" style:family="paragraph" style:parent-style-name="Table_20_Contents">
      <style:paragraph-properties fo:margin-left="0cm" fo:margin-right="0cm" fo:line-height="115%" fo:text-indent="0cm" style:auto-text-indent="false"/>
    </style:style>
    <style:style style:name="P30" style:family="paragraph" style:parent-style-name="Table_20_Contents">
      <style:paragraph-properties fo:line-height="115%"/>
      <style:text-properties officeooo:paragraph-rsid="0165bdaf"/>
    </style:style>
    <style:style style:name="P31" style:family="paragraph" style:parent-style-name="Table_20_Contents">
      <style:paragraph-properties fo:line-height="115%"/>
      <style:text-properties officeooo:paragraph-rsid="0167b209"/>
    </style:style>
    <style:style style:name="P32" style:family="paragraph" style:parent-style-name="Table_20_Contents">
      <style:paragraph-properties fo:line-height="115%"/>
      <style:text-properties officeooo:paragraph-rsid="016c5e2b"/>
    </style:style>
    <style:style style:name="P33" style:family="paragraph" style:parent-style-name="Table_20_Contents">
      <style:paragraph-properties fo:line-height="115%"/>
      <style:text-properties officeooo:paragraph-rsid="0173c847"/>
    </style:style>
    <style:style style:name="P34" style:family="paragraph" style:parent-style-name="Preformatted_20_Text">
      <style:text-properties officeooo:rsid="016fa4dc" officeooo:paragraph-rsid="016fa4dc"/>
    </style:style>
    <style:style style:name="P35" style:family="paragraph" style:parent-style-name="Preformatted_20_Text">
      <style:paragraph-properties fo:line-height="150%"/>
    </style:style>
    <style:style style:name="P36" style:family="paragraph" style:parent-style-name="Heading_20_1">
      <loext:graphic-properties draw:fill="none"/>
      <style:paragraph-properties fo:margin-left="0cm" fo:margin-right="-0.199cm" fo:margin-top="0.423cm" fo:margin-bottom="0.212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rsid="013c78dd" officeooo:paragraph-rsid="013c78dd"/>
    </style:style>
    <style:style style:name="P37" style:family="paragraph" style:parent-style-name="Heading_20_3">
      <style:text-properties officeooo:rsid="0114bf57" officeooo:paragraph-rsid="0114bf57"/>
    </style:style>
    <style:style style:name="P38" style:family="paragraph" style:parent-style-name="Heading_20_3">
      <style:paragraph-properties fo:break-before="page"/>
      <style:text-properties officeooo:paragraph-rsid="016fa4dc"/>
    </style:style>
    <style:style style:name="P39" style:family="paragraph" style:parent-style-name="Preformatted_20_Text" style:list-style-name="L2"/>
    <style:style style:name="P40" style:family="paragraph" style:parent-style-name="Preformatted_20_Text" style:list-style-name="L2">
      <style:text-properties officeooo:paragraph-rsid="016fa4dc"/>
    </style:style>
    <style:style style:name="P41" style:family="paragraph" style:parent-style-name="Standard" style:list-style-name="L3">
      <style:paragraph-properties fo:line-height="150%" fo:text-align="justify" style:justify-single-word="false"/>
      <style:text-properties officeooo:paragraph-rsid="014956ea"/>
    </style:style>
    <style:style style:name="P42" style:family="paragraph" style:parent-style-name="Standard" style:list-style-name="L4">
      <style:paragraph-properties fo:line-height="150%" fo:text-align="justify" style:justify-single-word="false"/>
      <style:text-properties officeooo:paragraph-rsid="014786ef"/>
    </style:style>
    <style:style style:name="P43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23486e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0dc723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0f288b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6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7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paragraph-rsid="0173bd7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8" style:family="paragraph" style:parent-style-name="Standard" style:list-style-name="L6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15c848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73bd7c" officeooo:paragraph-rsid="0173bd7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0" style:family="paragraph" style:parent-style-name="Standard" style:list-style-name="L8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73bd7c" officeooo:paragraph-rsid="0173bd7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1" style:family="paragraph" style:parent-style-name="Standard" style:list-style-name="L7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2e46dd" officeooo:paragraph-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/>
    </style:style>
    <style:style style:name="P52" style:family="paragraph" style:parent-style-name="Standard" style:list-style-name="L5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bold" officeooo:rsid="002cf856" officeooo:paragraph-rsid="014786ef" style:font-name-asian="Times New Roman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53" style:family="paragraph" style:parent-style-name="Standard" style:list-style-name="L5">
      <style:paragraph-properties fo:line-height="150%" fo:text-align="justify" style:justify-single-word="false"/>
      <style:text-properties fo:font-size="12pt" officeooo:rsid="000dc723" officeooo:paragraph-rsid="014786ef" style:font-size-asian="12pt" style:font-size-complex="12pt"/>
    </style:style>
    <style:style style:name="P54" style:family="paragraph" style:parent-style-name="Text_20_body" style:list-style-name="L1">
      <style:paragraph-properties fo:line-height="115%"/>
      <style:text-properties style:font-name="Arial" fo:font-size="12pt" fo:font-weight="normal" officeooo:rsid="00e0e56b" officeooo:paragraph-rsid="013c78dd" style:font-size-asian="12pt" style:font-weight-asian="normal" style:font-size-complex="12pt" style:font-weight-complex="normal"/>
    </style:style>
    <style:style style:name="P55" style:family="paragraph" style:parent-style-name="Text_20_body" style:list-style-name="L2">
      <style:paragraph-properties fo:line-height="150%"/>
      <style:text-properties style:font-name="Arial" fo:font-size="12pt" fo:font-weight="normal" officeooo:rsid="00754b93" officeooo:paragraph-rsid="013c78dd" style:font-size-asian="12pt" style:font-weight-asian="normal" style:font-size-complex="12pt" style:font-weight-complex="normal"/>
    </style:style>
    <style:style style:name="P56" style:family="paragraph" style:parent-style-name="Text_20_body" style:list-style-name="L2">
      <style:paragraph-properties fo:line-height="150%"/>
      <style:text-properties style:font-name="Arial" fo:font-size="12pt" fo:font-weight="normal" officeooo:rsid="00754b93" officeooo:paragraph-rsid="016fa4dc" style:font-size-asian="12pt" style:font-weight-asian="normal" style:font-size-complex="12pt" style:font-weight-complex="normal"/>
    </style:style>
    <style:style style:name="P57" style:family="paragraph" style:parent-style-name="Text_20_body" style:list-style-name="L9">
      <style:paragraph-properties fo:line-height="150%"/>
      <style:text-properties style:font-name="Arial" fo:font-size="12pt" fo:font-weight="normal" officeooo:rsid="00754b93" officeooo:paragraph-rsid="014786ef" style:font-size-asian="12pt" style:font-weight-asian="normal" style:font-size-complex="12pt" style:font-weight-complex="normal"/>
    </style:style>
    <style:style style:name="P58" style:family="paragraph" style:parent-style-name="Text_20_body" style:list-style-name="L10">
      <style:paragraph-properties fo:line-height="150%"/>
      <style:text-properties style:font-name="Arial" fo:font-size="12pt" fo:font-weight="normal" officeooo:rsid="00754b93" officeooo:paragraph-rsid="0119c7cd" style:font-size-asian="12pt" style:font-weight-asian="normal" style:font-size-complex="12pt" style:font-weight-complex="normal"/>
    </style:style>
    <style:style style:name="P59" style:family="paragraph" style:parent-style-name="Text_20_body" style:list-style-name="L10">
      <style:paragraph-properties fo:line-height="150%"/>
      <style:text-properties style:font-name="Arial" fo:font-size="12pt" fo:font-weight="normal" officeooo:rsid="00754b93" officeooo:paragraph-rsid="014a2fbf" style:font-size-asian="12pt" style:font-weight-asian="normal" style:font-size-complex="12pt" style:font-weight-complex="normal"/>
    </style:style>
    <style:style style:name="P60" style:family="paragraph" style:parent-style-name="Text_20_body" style:list-style-name="L10">
      <style:paragraph-properties fo:line-height="150%"/>
      <style:text-properties style:font-name="Arial" fo:font-size="12pt" fo:font-weight="normal" officeooo:rsid="00754b93" officeooo:paragraph-rsid="01502af5" style:font-size-asian="12pt" style:font-weight-asian="normal" style:font-size-complex="12pt" style:font-weight-complex="normal"/>
    </style:style>
    <style:style style:name="P61" style:family="paragraph" style:parent-style-name="Text_20_body" style:list-style-name="L10">
      <style:paragraph-properties fo:line-height="150%"/>
      <style:text-properties style:font-name="Arial" fo:font-size="12pt" fo:font-weight="normal" officeooo:rsid="00754b93" officeooo:paragraph-rsid="013f57bf" style:font-size-asian="12pt" style:font-weight-asian="normal" style:font-size-complex="12pt" style:font-weight-complex="normal"/>
    </style:style>
    <style:style style:name="P62" style:family="paragraph" style:parent-style-name="Text_20_body" style:list-style-name="L11">
      <style:paragraph-properties fo:line-height="150%"/>
      <style:text-properties style:font-name="Arial" fo:font-size="12pt" fo:font-weight="normal" officeooo:rsid="00754b93" officeooo:paragraph-rsid="0119c7cd" style:font-size-asian="12pt" style:font-weight-asian="normal" style:font-size-complex="12pt" style:font-weight-complex="normal"/>
    </style:style>
    <style:style style:name="P63" style:family="paragraph" style:parent-style-name="Text_20_body" style:list-style-name="L11">
      <style:paragraph-properties fo:line-height="150%"/>
      <style:text-properties style:font-name="Arial" fo:font-size="12pt" fo:font-weight="normal" officeooo:rsid="00754b93" officeooo:paragraph-rsid="0160161f" style:font-size-asian="12pt" style:font-weight-asian="normal" style:font-size-complex="12pt" style:font-weight-complex="normal"/>
    </style:style>
    <style:style style:name="P64" style:family="paragraph" style:parent-style-name="Text_20_body" style:list-style-name="L10">
      <style:paragraph-properties fo:line-height="150%"/>
      <style:text-properties style:font-name="Arial" fo:font-size="12pt" fo:font-weight="normal" officeooo:rsid="0170b0ed" officeooo:paragraph-rsid="0170b0ed" style:font-size-asian="12pt" style:font-weight-asian="normal" style:font-size-complex="12pt" style:font-weight-complex="normal"/>
    </style:style>
    <style:style style:name="P65" style:family="paragraph" style:parent-style-name="Text_20_body" style:list-style-name="L10">
      <style:paragraph-properties fo:line-height="150%"/>
      <style:text-properties style:font-name="Arial" fo:font-size="12pt" fo:font-weight="normal" officeooo:rsid="0176adff" officeooo:paragraph-rsid="0176adff" style:font-size-asian="12pt" style:font-weight-asian="normal" style:font-size-complex="12pt" style:font-weight-complex="normal"/>
    </style:style>
    <style:style style:name="P66" style:family="paragraph" style:parent-style-name="Text_20_body" style:list-style-name="L11">
      <style:paragraph-properties fo:line-height="150%"/>
      <style:text-properties style:font-name="Arial" fo:font-size="12pt" fo:font-weight="normal" officeooo:rsid="0153b53d" officeooo:paragraph-rsid="0153b53d" style:font-size-asian="12pt" style:font-weight-asian="normal" style:font-size-complex="12pt" style:font-weight-complex="normal"/>
    </style:style>
    <style:style style:name="P67" style:family="paragraph" style:parent-style-name="Text_20_body" style:list-style-name="L11">
      <style:paragraph-properties fo:line-height="150%"/>
      <style:text-properties style:font-name="Arial" fo:font-size="12pt" fo:font-weight="normal" officeooo:rsid="0155a2e8" officeooo:paragraph-rsid="0155a2e8" style:font-size-asian="12pt" style:font-weight-asian="normal" style:font-size-complex="12pt" style:font-weight-complex="normal"/>
    </style:style>
    <style:style style:name="P68" style:family="paragraph" style:parent-style-name="Text_20_body" style:list-style-name="L10">
      <style:paragraph-properties fo:line-height="150%"/>
      <style:text-properties officeooo:paragraph-rsid="01718bb5"/>
    </style:style>
    <style:style style:name="P69" style:family="paragraph" style:parent-style-name="Text_20_body" style:list-style-name="L10">
      <style:paragraph-properties fo:line-height="150%"/>
      <style:text-properties officeooo:paragraph-rsid="0173c847"/>
    </style:style>
    <style:style style:name="P70" style:family="paragraph" style:parent-style-name="Text_20_body" style:list-style-name="L10">
      <style:paragraph-properties fo:line-height="150%"/>
      <style:text-properties officeooo:paragraph-rsid="0170b0ed"/>
    </style:style>
    <style:style style:name="P71" style:family="paragraph">
      <style:paragraph-properties fo:text-align="center"/>
    </style:style>
    <style:style style:name="T1" style:family="text">
      <style:text-properties officeooo:rsid="004b75a0"/>
    </style:style>
    <style:style style:name="T2" style:family="text">
      <style:text-properties style:font-name="Arial" fo:font-size="12pt" fo:font-weight="normal" officeooo:rsid="0170b0ed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173c847" style:font-size-asian="12pt" style:font-weight-asian="normal" style:font-size-complex="12pt" style:font-weight-complex="normal"/>
    </style:style>
    <style:style style:name="T4" style:family="text">
      <style:text-properties style:font-name="Arial" fo:font-size="10.5pt" style:font-size-asian="10.5pt" style:font-size-complex="10.5pt"/>
    </style:style>
    <style:style style:name="T5" style:family="text">
      <style:text-properties style:font-name="Arial" fo:font-size="10.5pt" officeooo:rsid="013e97ed" style:font-size-asian="10.5pt" style:font-size-complex="10.5pt"/>
    </style:style>
    <style:style style:name="T6" style:family="text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Arial" fo:font-size="10.5pt" fo:font-weight="normal" officeooo:rsid="014e93c8" style:font-size-asian="10.5pt" style:font-weight-asian="normal" style:font-size-complex="10.5pt" style:font-weight-complex="normal"/>
    </style:style>
    <style:style style:name="T8" style:family="text">
      <style:text-properties style:font-name="Arial" fo:font-size="10.5pt" fo:font-weight="normal" officeooo:rsid="0160161f" style:font-size-asian="10.5pt" style:font-weight-asian="normal" style:font-size-complex="10.5pt" style:font-weight-complex="normal"/>
    </style:style>
    <style:style style:name="T9" style:family="text">
      <style:text-properties style:font-name="Arial" fo:font-size="10.5pt" fo:font-weight="normal" officeooo:rsid="01611cf5" style:font-size-asian="10.5pt" style:font-weight-asian="normal" style:font-size-complex="10.5pt" style:font-weight-complex="normal"/>
    </style:style>
    <style:style style:name="T10" style:family="text">
      <style:text-properties style:font-name="Arial" fo:font-size="10.5pt" fo:font-weight="normal" style:font-name-asian="Times New Roman1" style:font-size-asian="10.5pt" style:rfc-language-tag-asian="es-ES-u-co-trad" style:language-asian="es" style:country-asian="ES" style:font-weight-asian="normal" style:font-name-complex="Times New Roman1" style:font-size-complex="10.5pt" style:font-weight-complex="normal"/>
    </style:style>
    <style:style style:name="T11" style:family="text">
      <style:text-properties style:font-name="Arial" fo:font-size="10.5pt" fo:font-weight="normal" officeooo:rsid="014804b0" style:font-name-asian="Times New Roman1" style:font-size-asian="10.5pt" style:rfc-language-tag-asian="es-ES-u-co-trad" style:language-asian="es" style:country-asian="ES" style:font-weight-asian="normal" style:font-name-complex="Times New Roman1" style:font-size-complex="10.5pt" style:font-weight-complex="normal"/>
    </style:style>
    <style:style style:name="T12" style:family="text">
      <style:text-properties style:font-name="Arial" fo:font-size="10.5pt" fo:font-weight="normal" officeooo:rsid="0155a2e8" style:font-name-asian="Times New Roman1" style:font-size-asian="10.5pt" style:rfc-language-tag-asian="es-ES-u-co-trad" style:language-asian="es" style:country-asian="ES" style:font-weight-asian="normal" style:font-name-complex="Times New Roman1" style:font-size-complex="10.5pt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14a2fbf" style:font-size-asian="11pt" style:font-size-complex="11pt"/>
    </style:style>
    <style:style style:name="T15" style:family="text">
      <style:text-properties style:font-name="Arial" fo:font-size="11pt" officeooo:rsid="013df4a5" style:font-size-asian="11pt" style:font-size-complex="11pt"/>
    </style:style>
    <style:style style:name="T16" style:family="text">
      <style:text-properties style:font-name="Arial" fo:font-size="11pt" officeooo:rsid="0173c847" style:font-size-asian="11pt" style:font-size-complex="11pt"/>
    </style:style>
    <style:style style:name="T17" style:family="text">
      <style:text-properties officeooo:rsid="0117c8e8"/>
    </style:style>
    <style:style style:name="T18" style:family="text">
      <style:text-properties officeooo:rsid="013c78dd"/>
    </style:style>
    <style:style style:name="T19" style:family="text">
      <style:text-properties style:font-name="Courier New" fo:font-size="10.5pt" style:font-size-asian="10.5pt" style:font-size-complex="10.5pt"/>
    </style:style>
    <style:style style:name="T20" style:family="text">
      <style:text-properties style:font-name="Courier New" fo:font-size="10.5pt" officeooo:rsid="014786ef" style:font-size-asian="10.5pt" style:font-size-complex="10.5pt"/>
    </style:style>
    <style:style style:name="T21" style:family="text">
      <style:text-properties style:font-name="Courier New" fo:font-size="10.5pt" officeooo:rsid="014e93c8" style:font-size-asian="10.5pt" style:font-size-complex="10.5pt"/>
    </style:style>
    <style:style style:name="T22" style:family="text">
      <style:text-properties style:font-name="Courier New" fo:font-size="10.5pt" officeooo:rsid="014804b0" style:font-size-asian="10.5pt" style:font-size-complex="10.5pt"/>
    </style:style>
    <style:style style:name="T23" style:family="text">
      <style:text-properties style:font-name="Courier New" fo:font-size="10.5pt" officeooo:rsid="0155a2e8" style:font-size-asian="10.5pt" style:font-size-complex="10.5pt"/>
    </style:style>
    <style:style style:name="T24" style:family="text">
      <style:text-properties style:font-name="Courier New" fo:font-size="10.5pt" officeooo:rsid="0160161f" style:font-size-asian="10.5pt" style:font-size-complex="10.5pt"/>
    </style:style>
    <style:style style:name="T25" style:family="text">
      <style:text-properties style:font-name="Courier New" fo:font-size="10.5pt" officeooo:rsid="0165bdaf" style:font-size-asian="10.5pt" style:font-size-complex="10.5pt"/>
    </style:style>
    <style:style style:name="T26" style:family="text">
      <style:text-properties style:font-name="Courier New" fo:font-size="10.5pt" style:font-size-asian="10.5pt" style:rfc-language-tag-asian="es-ES-u-co-trad" style:language-asian="es" style:country-asian="ES" style:font-size-complex="10.5pt"/>
    </style:style>
    <style:style style:name="T27" style:family="text">
      <style:text-properties style:font-name="Courier New" fo:font-size="10.5pt" officeooo:rsid="0155a2e8" style:font-size-asian="10.5pt" style:rfc-language-tag-asian="es-ES-u-co-trad" style:language-asian="es" style:country-asian="ES" style:font-size-complex="10.5pt"/>
    </style:style>
    <style:style style:name="T28" style:family="text">
      <style:text-properties style:font-name="Courier New" fo:font-size="11pt" style:font-size-asian="11pt" style:font-size-complex="11pt"/>
    </style:style>
    <style:style style:name="T29" style:family="text">
      <style:text-properties style:font-name="Courier New" fo:font-size="11pt" officeooo:rsid="014a2fbf" style:font-size-asian="11pt" style:font-size-complex="11pt"/>
    </style:style>
    <style:style style:name="T30" style:family="text">
      <style:text-properties officeooo:rsid="013e97ed"/>
    </style:style>
    <style:style style:name="T31" style:family="text">
      <style:text-properties officeooo:rsid="013f57bf"/>
    </style:style>
    <style:style style:name="T32" style:family="text">
      <style:text-properties officeooo:rsid="01425666"/>
    </style:style>
    <style:style style:name="T33" style:family="text">
      <style:text-properties officeooo:rsid="00245388"/>
    </style:style>
    <style:style style:name="T34" style:family="text">
      <style:text-properties officeooo:rsid="0025953b"/>
    </style:style>
    <style:style style:name="T35" style:family="text">
      <style:text-properties fo:font-weight="bold" officeooo:rsid="002cf856" style:font-weight-asian="bold" style:font-weight-complex="bold"/>
    </style:style>
    <style:style style:name="T36" style:family="text">
      <style:text-properties officeooo:rsid="002cf856"/>
    </style:style>
    <style:style style:name="T37" style:family="text">
      <style:text-properties officeooo:rsid="0015c848"/>
    </style:style>
    <style:style style:name="T38" style:family="text">
      <style:text-properties style:use-window-font-color="true" loext:opacity="0%" style:font-name="Arial" fo:language="es" fo:country="ES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Arial" fo:language="es" fo:country="ES" fo:font-style="normal" style:text-underline-style="none" fo:font-weight="normal" officeooo:rsid="000f288b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Arial" fo:language="es" fo:country="ES" fo:font-style="normal" style:text-underline-style="none" fo:font-weight="normal" officeooo:rsid="001081e1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Arial" fo:language="es" fo:country="ES" fo:font-style="normal" style:text-underline-style="none" fo:font-weight="normal" officeooo:rsid="00131636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Arial" fo:language="es" fo:country="ES" fo:font-style="normal" style:text-underline-style="none" fo:font-weight="normal" officeooo:rsid="0010c523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3" style:family="text">
      <style:text-properties style:use-window-font-color="true" loext:opacity="0%" style:font-name="Arial" fo:language="es" fo:country="ES" fo:font-style="normal" style:text-underline-style="none" fo:font-weight="normal" officeooo:rsid="0014c4c2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4" style:family="text">
      <style:text-properties style:use-window-font-color="true" loext:opacity="0%" style:font-name="Arial" fo:font-size="12pt" fo:language="es" fo:country="ES" fo:font-style="normal" style:text-underline-style="none" fo:font-weight="normal" officeooo:rsid="0023486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5" style:family="text">
      <style:text-properties style:use-window-font-color="true" loext:opacity="0%" style:font-name="Arial" fo:font-size="12pt" fo:language="es" fo:country="ES" fo:font-style="normal" style:text-underline-style="none" fo:font-weight="normal" officeooo:rsid="00245388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6" style:family="text">
      <style:text-properties style:use-window-font-color="true" loext:opacity="0%" style:font-name="Arial" fo:font-size="12pt" fo:language="es" fo:country="ES" fo:font-style="normal" style:text-underline-style="none" fo:font-weight="normal" officeooo:rsid="014786e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7" style:family="text">
      <style:text-properties style:use-window-font-color="true" loext:opacity="0%" style:font-name="Arial" fo:font-size="12pt" fo:language="es" fo:country="ES" fo:font-style="normal" style:text-underline-style="none" fo:font-weight="normal" officeooo:rsid="000dc72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style:font-name="Arial" fo:font-size="12pt" fo:language="es" fo:country="ES" fo:font-style="normal" style:text-underline-style="none" fo:font-weight="normal" officeooo:rsid="014956ea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" style:family="text">
      <style:text-properties officeooo:rsid="014786ef"/>
    </style:style>
    <style:style style:name="T50" style:family="text">
      <style:text-properties fo:font-variant="normal" fo:text-transform="none" fo:color="#222222" loext:opacity="100%" fo:letter-spacing="normal"/>
    </style:style>
    <style:style style:name="T51" style:family="text">
      <style:text-properties fo:font-variant="normal" fo:text-transform="none" fo:color="#222222" loext:opacity="100%" fo:letter-spacing="normal" fo:font-weight="bold" style:font-weight-asian="bold" style:font-weight-complex="bold"/>
    </style:style>
    <style:style style:name="T52" style:family="text">
      <style:text-properties fo:font-variant="normal" fo:text-transform="none" fo:color="#222222" loext:opacity="100%" fo:letter-spacing="normal" fo:font-style="italic" style:text-underline-style="solid" style:text-underline-width="auto" style:text-underline-color="font-color" style:font-style-asian="italic" style:font-style-complex="italic"/>
    </style:style>
    <style:style style:name="T53" style:family="text">
      <style:text-properties officeooo:rsid="002a7795"/>
    </style:style>
    <style:style style:name="T54" style:family="text">
      <style:text-properties officeooo:rsid="002d7aa7"/>
    </style:style>
    <style:style style:name="T55" style:family="text">
      <style:text-properties officeooo:rsid="0051361e"/>
    </style:style>
    <style:style style:name="T56" style:family="text">
      <style:text-properties officeooo:rsid="014956ea"/>
    </style:style>
    <style:style style:name="T57" style:family="text">
      <style:text-properties officeooo:rsid="014bfd6f"/>
    </style:style>
    <style:style style:name="T58" style:family="text">
      <style:text-properties officeooo:rsid="01502af5"/>
    </style:style>
    <style:style style:name="T59" style:family="text">
      <style:text-properties officeooo:rsid="0153b53d"/>
    </style:style>
    <style:style style:name="T60" style:family="text">
      <style:text-properties officeooo:rsid="00754b93"/>
    </style:style>
    <style:style style:name="T61" style:family="text">
      <style:text-properties officeooo:rsid="0159681b"/>
    </style:style>
    <style:style style:name="T62" style:family="text">
      <style:text-properties officeooo:rsid="015e2fed"/>
    </style:style>
    <style:style style:name="T63" style:family="text">
      <style:text-properties officeooo:rsid="0160161f"/>
    </style:style>
    <style:style style:name="T64" style:family="text">
      <style:text-properties officeooo:rsid="016aa82c"/>
    </style:style>
    <style:style style:name="T65" style:family="text">
      <style:text-properties officeooo:rsid="016fa4dc"/>
    </style:style>
    <style:style style:name="T66" style:family="text">
      <style:text-properties officeooo:rsid="0170b0ed"/>
    </style:style>
    <style:style style:name="T67" style:family="text">
      <style:text-properties officeooo:rsid="01718bb5"/>
    </style:style>
    <style:style style:name="T68" style:family="text">
      <style:text-properties style:font-name="Liberation Mono"/>
    </style:style>
    <style:style style:name="T69" style:family="text">
      <style:text-properties style:font-name="Liberation Mono" fo:font-size="12pt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T70" style:family="text">
      <style:text-properties style:font-name="Liberation Mono" fo:font-size="12pt" officeooo:rsid="0173c847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T71" style:family="text">
      <style:text-properties officeooo:rsid="0173b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23cm" fo:text-indent="-0.635cm" fo:margin-left="1.62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 text:is-list-header="true">Aprendiendo Gestión de Paquetes en GNU/Linux </text:h>
      <text:p text:style-name="P2"/>
      <text:h text:style-name="P37" text:outline-level="3" text:is-list-header="true">Objetivos:</text:h>
      <text:list text:style-name="L1">
        <text:list-item>
          <text:p text:style-name="P54"><text:span text:style-name="T18">Familiarizarse con</text:span> los conceptos teóricos clave sobre la gestión de paquetes.</text:p>
        </text:list-item>
        <text:list-item>
          <text:p text:style-name="P54"><text:span text:style-name="T18">E</text:span>xplorar y comparar los dos principales gestores de paquetes en GNU/Linux: DNF (usado en Fedora y distribuciones basadas en Red Hat) y APT (usado en Debian y distribuciones basadas en Debian). </text:p>
        </text:list-item>
        <text:list-item>
          <text:p text:style-name="P54"><text:span text:style-name="T18">R</text:span>ealizar ejercicios prácticos para instalar, actualizar, eliminar y gestionar <text:span text:style-name="T18">distintos sistemas de </text:span>paquetes de software en sus respectivos sistemas.</text:p>
          <text:p text:style-name="P54"/>
        </text:list-item>
      </text:list>
      <text:h text:style-name="Heading_20_3" text:outline-level="3" text:is-list-header="true">Material necesario: <text:s/></text:h>
      <text:list text:style-name="L2">
        <text:list-item>
          <text:p text:style-name="P55">Máquina virtual <text:span text:style-name="T65">OracleLinux (distro basada en Red Hat Enterprise Linux -RHEL-)</text:span></text:p>
          <text:p text:style-name="P40">wsl –-install -d <text:span text:style-name="T65">OracleLinux_9_1</text:span></text:p>
        </text:list-item>
        <text:list-item>
          <text:p text:style-name="P56">Máquina virtual Debian : </text:p>
          <text:p text:style-name="P39">wsl –-install -d Debian</text:p>
        </text:list-item>
      </text:list>
      <text:p text:style-name="P3"/>
      <text:h text:style-name="Heading_20_4" text:outline-level="4"><text:span text:style-name="T17">Actividad 1</text:span>: <text:span text:style-name="T18">Conceptos básicos</text:span></text:h>
      <text:p text:style-name="P5">Antes de comenzar con los ejercicios prácticos, repasaremos algunos conceptos básicos. </text:p>
      <text:list xml:id="list222121083" text:style-name="L3">
        <text:list-item>
          <text:p text:style-name="P41"><text:span text:style-name="T46"><text:s/></text:span><text:span text:style-name="T48">S</text:span><text:span text:style-name="T46">i se cree necesario, </text:span><text:span text:style-name="T48">l</text:span><text:span text:style-name="T47">eer </text:span><text:span text:style-name="T46">el artículo</text:span><text:span text:style-name="T47">: </text:span><text:a xlink:type="simple" xlink:href="https://geekland.eu/que-son-los-repositorios-en-linux/" text:style-name="Internet_20_link" text:visited-style-name="Visited_20_Internet_20_Link">https://geekland.eu/que-son-los-repositorios-en-linux/</text:a><text:span text:style-name="T47">, </text:span><text:span text:style-name="T46">y </text:span><text:span text:style-name="T47">responde</text:span><text:span text:style-name="T46">r</text:span><text:span text:style-name="T47"> a las siguientes cuestiones:</text:span></text:p>
        </text:list-item>
      </text:list>
      <text:list text:style-name="L4">
        <text:list-item>
          <text:list>
            <text:list-item>
              <text:p text:style-name="P42"><text:span text:style-name="T44">Indica si es verdadera o falsa la</text:span><text:span text:style-name="T45">s</text:span><text:span text:style-name="T44"> siguiente</text:span><text:span text:style-name="T45">s afirmaciones: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43">Cada <text:span text:style-name="T33">d</text:span>istr<text:span text:style-name="T33">ibución GNU/Linux</text:span> mantiene almacenada su<text:span text:style-name="T34">s paquetes</text:span> en Repositorios, tanto en medios como CDs / DVDs, como en Servidores, lo que permite actualizar e instalar todo o parte del Sistema Operativo desde una localización segura y confiable (Repositorios oficiales), para no tener que andar buscando Servidores desconocidos (e inseguros) a menos que fuese estrictamente necesarios. <text:span text:style-name="T35">(verdadero / falso)</text:span></text:p>
                  <text:p text:style-name="P52"/>
                </text:list-item>
                <text:list-item>
                  <text:p text:style-name="P43"><text:soft-page-break/><text:span text:style-name="T33">Actualmente l</text:span>os <text:span text:style-name="T34">r</text:span>epositorios son grandes <text:span text:style-name="T34">s</text:span>ervidores (<text:span text:style-name="T33">e</text:span>xternos / <text:span text:style-name="T33">i</text:span>nternos) que actúan como Bancos de Datos que alojan <text:span text:style-name="T33">los paquetes</text:span> (las aplicaciones ) que <text:span text:style-name="T33">pueden <text:s/>usarse en los</text:span> Sistemas Operativos basados en <text:span text:style-name="T33">GNU/</text:span>Linux, ya sean viejos, actuales, nuevos, o en desarrollo, que se instalan mediante un Gestor de <text:span text:style-name="T33">P</text:span>aquetes. <text:s/><text:span text:style-name="T35">(verdadero / falso)</text:span></text:p>
                  <text:p text:style-name="P52"/>
                </text:list-item>
                <text:list-item>
                  <text:p text:style-name="P43"><text:span text:style-name="T35"><text:s/></text:span><text:span text:style-name="T36">Con las h</text:span><text:span text:style-name="T37">erramientas de Gestión de Paquetes fácilmente se puede conocer, descargar, instalar, actualizar y eliminar cualquier paquete. </text:span><text:span text:style-name="T35">(verdadero / falso)</text:span></text:p>
                </text:list-item>
              </text:list>
            </text:list-item>
          </text:list>
          <text:p text:style-name="P52"/>
          <text:list>
            <text:list-item>
              <text:list>
                <text:list-item text:start-value="1">
                  <text:p text:style-name="P43"><text:span text:style-name="T36">P</text:span><text:span text:style-name="T37">ara DEBIAN, </text:span><text:span text:style-name="T36">así c</text:span><text:span text:style-name="T37">omo las </text:span><text:span text:style-name="T36">distribuciones</text:span><text:span text:style-name="T37"> que derivan de </text:span><text:span text:style-name="T36">ella</text:span><text:span text:style-name="T37"> (como, por ejemplo, Ubuntu) </text:span><text:span text:style-name="T36">tenemos</text:span><text:span text:style-name="T37"> los Gestores de Paquetes: </text:span><text:span text:style-name="T36">a</text:span><text:span text:style-name="T37">pt-get, </text:span><text:span text:style-name="T36">a</text:span><text:span text:style-name="T37">ptitude, </text:span><text:span text:style-name="T36">a</text:span><text:span text:style-name="T37">pt y </text:span><text:span text:style-name="T36">dpkg</text:span><text:span text:style-name="T37"> </text:span><text:span text:style-name="T35">(verdadero / falso)</text:span></text:p>
                  <text:p text:style-name="P44"/>
                </text:list-item>
              </text:list>
            </text:list-item>
            <text:list-item>
              <text:p text:style-name="P53"><text:span text:style-name="T38">¿Cada una de las distribuciones GNU-Linux dispone de sus propios repositorios? </text:span><text:span text:style-name="T39">(SI/NO) Además </text:span><text:span text:style-name="T38">de los repositorios propios de cada una de las distribuciones, ¿podemos añadir y usar repositorios de terceros?</text:span><text:span text:style-name="T39">(SI/NO) </text:span></text:p>
              <text:p text:style-name="P45"/>
            </text:list-item>
            <text:list-item>
              <text:p text:style-name="P53"><text:span text:style-name="T39"><text:s/></text:span><text:span text:style-name="T40">En</text:span><text:span text:style-name="T39"> general, ¿</text:span><text:span text:style-name="T40">los repositorios </text:span><text:span text:style-name="T39">están construidos para </text:span><text:span text:style-name="T41">ser accesibles</text:span><text:span text:style-name="T39"> vía gestor de paquetes de consola o gráfic</text:span><text:span text:style-name="T40">o</text:span><text:span text:style-name="T39">? (SI/NO) </text:span><text:span text:style-name="T42">En caso afirmativo, </text:span><text:span text:style-name="T43">indica algún gestor de paquetes.</text:span></text:p>
            </text:list-item>
          </text:list>
        </text:list-item>
      </text:list>
      <text:p text:style-name="P14"/>
      <text:list xml:id="list131402399476601" text:continue-list="list222121083" text:style-name="L3">
        <text:list-item>
          <text:p text:style-name="P46">En GNU/Linux todo el software (desde la propia base del sistema, hasta las diferentes aplicaciones de usuario que puedes instalar voluntariamente) se distribuye en forma de paquetes, los cuáles se gestionan a través de los denominados gestores de paquetes, y se obtienen de los repositorios de software oficiales de cada distribución.</text:p>
        </text:list-item>
      </text:list>
      <text:list text:style-name="L6">
        <text:list-header>
          <text:p text:style-name="P48"><text:span text:style-name="T50">Un </text:span><text:span text:style-name="T51">paquete</text:span><text:span text:style-name="T50"> de software en un Sistema Operativo GNU/Linux es generalmente un archivo comprimido que posee una estructura interna predefinida que facilita y permite que el mismo sea manipulado por Herramientas de Gestión de Software (Gestores de Paquetes) para lograr su compilación y / o instalación, actualización </text:span><text:soft-page-break/><text:span text:style-name="T50">y / o eliminación sobre el Sistema Operativo, de forma cómoda, segura, estable y centralizada.</text:span></text:p>
          <text:p text:style-name="P48"><text:span text:style-name="T50">Un paquete (programas o conjuntos de programas prefabricados) es </text:span><text:span text:style-name="T52">compilable</text:span><text:span text:style-name="T50"> si su instalación se basa en su código fuente directamente (Ejm. *.tar.gz) o </text:span><text:span text:style-name="T52">instalable</text:span><text:span text:style-name="T50"> si lo hace en binarios compilados ya para una determinada arquitectura o plataforma (Ejm. *.deb).</text:span></text:p>
        </text:list-header>
      </text:list>
      <text:p text:style-name="P19"/>
      <text:list text:style-name="L7">
        <text:list-header>
          <text:p text:style-name="P51"><text:span text:style-name="T53">C</text:span>ompleta <text:span text:style-name="T53">las</text:span> tablas siguiente<text:span text:style-name="T54">s </text:span>:</text:p>
        </text:list-header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Distros</text:p>
          </table:table-cell>
          <table:table-cell table:style-name="Tabla3.B1" office:value-type="string">
            <text:p text:style-name="P20">Formato de paquetes</text:p>
          </table:table-cell>
        </table:table-row>
        <table:table-row>
          <table:table-cell table:style-name="Tabla3.A2" office:value-type="string">
            <text:p text:style-name="P21">Debian <text:span text:style-name="T55">y familia</text:span> Ubuntu, Linux Mint</text:p>
          </table:table-cell>
          <table:table-cell table:style-name="Tabla3.B2" office:value-type="string">
            <text:p text:style-name="P23"/>
          </table:table-cell>
        </table:table-row>
        <table:table-row>
          <table:table-cell table:style-name="Tabla3.A2" office:value-type="string">
            <text:p text:style-name="P21">Red Hat <text:span text:style-name="T55">y familia</text:span> Fedora, Centos, RHEL</text:p>
            <text:p text:style-name="P22">OpenSuse</text:p>
          </table:table-cell>
          <table:table-cell table:style-name="Tabla3.B2" office:value-type="string">
            <text:p text:style-name="P23"/>
          </table:table-cell>
        </table:table-row>
      </table:table>
      <text:p text:style-name="P18"/>
      <text:p text:style-name="P1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0">Formato de paquetes</text:p>
          </table:table-cell>
          <table:table-cell table:style-name="Tabla4.B1" office:value-type="string">
            <text:p text:style-name="P20">Gestores de paquetes</text:p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B2" office:value-type="string">
            <text:p text:style-name="P21">apt, apt-get, aptitude, dpkg</text:p>
          </table:table-cell>
        </table:table-row>
        <table:table-row>
          <table:table-cell table:style-name="Tabla4.A2" office:value-type="string">
            <text:p text:style-name="P23"/>
          </table:table-cell>
          <table:table-cell table:style-name="Tabla4.B2" office:value-type="string">
            <text:p text:style-name="P21">Yast, yum, DNF, Zipper <text:span text:style-name="T55">(OpenSuse, Suse Enterprise)</text:span></text:p>
          </table:table-cell>
        </table:table-row>
      </table:table>
      <text:p text:style-name="P13"/>
      <text:p text:style-name="P15"/>
      <text:list xml:id="list131403706133681" text:continue-list="list131402399476601" text:style-name="L3">
        <text:list-item>
          <text:p text:style-name="P47">En GNU/Linux todo el software se distribuye en forma de paquetes <text:span text:style-name="T71">que s</text:span>e obtienen de los repositorios <text:span text:style-name="T71">presentes</text:span> <text:span text:style-name="T71">en</text:span> cada distribución. </text:p>
          <text:p text:style-name="P47">¿<text:span text:style-name="T71">Qué repositorios estamos usando? ¿Sólo los oficiales, o también de terceros?</text:span></text:p>
          <text:list>
            <text:list-item>
              <text:p text:style-name="P49">Abrir la terminal de windows y conectar a la máquina Debian</text:p>
              <text:p text:style-name="P49">Debian gestiona las fuentes de sus repositorios principalmente de dos formas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50">El fichero de configuración /etc/apt/sources.list</text:p>
                </text:list-item>
                <text:list-item>
                  <text:p text:style-name="P50">El directorio para ficheros de configuración adicionales (terminan en .list): /etc/apt/sources.list.d</text:p>
                </text:list-item>
              </text:list>
            </text:list-item>
          </text:list>
        </text:list-item>
      </text:list>
      <text:list xml:id="list131403417586218" text:continue-list="list131403706133681" text:style-name="L3">
        <text:list-item>
          <text:list>
            <text:list-item>
              <text:list>
                <text:list-item>
                  <text:p text:style-name="P49">Averiguar el contenido de esos ficheros con el comando cat</text:p>
                </text:list-item>
              </text:list>
            </text:list-item>
            <text:list-item>
              <text:p text:style-name="P49"><text:soft-page-break/>Abre otra terminal diferente y conectaté a la máquins OracleLinux</text:p>
              <text:p text:style-name="P49">Oracle Linux gestiona sus repositorios en el directorio /etc/yum.repos.d. Cada fichero .repo en ese directorio define uno o más repositorios.</text:p>
              <text:list>
                <text:list-item>
                  <text:p text:style-name="P49">Obtener la lista de repositorios con el comando <text:span text:style-name="T68">sudo dnf repolist</text:span></text:p>
                </text:list-item>
              </text:list>
            </text:list-item>
          </text:list>
        </text:list-item>
      </text:list>
      <text:p text:style-name="P16"/>
      <text:p text:style-name="P16"/>
      <text:h text:style-name="Heading_20_4" text:outline-level="4"><text:span text:style-name="T49">Actividad</text:span> Práctica: Ejercicios Colaborativos</text:h>
      <text:p text:style-name="P7">De lo visto en la actividad anterior vamos a trabajar con algunos gestores de paquetes.</text:p>
      <text:p text:style-name="P10">Gestión de paquetes en Linux: </text:p>
      <text:p text:style-name="P6">Un gestor de paquetes es una herramienta que permite instalar, actualizar, buscar y eliminar software en una distribución GNU/Linux. Los más <text:span text:style-name="T56">usados hoy en día</text:span> son:</text:p>
      <text:list text:style-name="L9">
        <text:list-item>
          <text:p text:style-name="P57">DNF: Utilizado en Fedora y derivadas (CentOS, RHEL). Trabaja con paquetes ".rpm" y gestiona dependencias automáticamente.</text:p>
        </text:list-item>
        <text:list-item>
          <text:p text:style-name="P57">APT: Utilizado en Debian y derivadas (Ubuntu, Linux Mint). Trabaja con paquetes ".deb" y también se encarga de las dependencias.</text:p>
        </text:list-item>
      </text:list>
      <text:p text:style-name="P6"/>
      <text:p text:style-name="P10">Comparativa rápida entre DNF y APT: 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9">Característica</text:p>
            </table:table-cell>
            <table:table-cell table:style-name="Tabla2.A1" office:value-type="string">
              <text:p text:style-name="P9">DNF (Dandified Yum)</text:p>
            </table:table-cell>
            <table:table-cell table:style-name="Tabla2.A1" office:value-type="string">
              <text:p text:style-name="P9">APT</text:p>
            </table:table-cell>
          </table:table-row>
        </table:table-header-rows>
        <table:table-row>
          <table:table-cell table:style-name="Tabla2.A1" office:value-type="string">
            <text:p text:style-name="P24"><text:span text:style-name="Strong_20_Emphasis"><text:span text:style-name="T13">Distribuciones</text:span></text:span></text:p>
          </table:table-cell>
          <table:table-cell table:style-name="Tabla2.A1" office:value-type="string">
            <text:p text:style-name="P11">Fedora, CentOS, RHEL, derivados</text:p>
          </table:table-cell>
          <table:table-cell table:style-name="Tabla2.A1" office:value-type="string">
            <text:p text:style-name="P11">Debian, Ubuntu, Linux Mint, derivados</text:p>
          </table:table-cell>
        </table:table-row>
        <table:table-row>
          <table:table-cell table:style-name="Tabla2.A1" office:value-type="string">
            <text:p text:style-name="P24"><text:span text:style-name="Strong_20_Emphasis"><text:span text:style-name="T13">Formato de paquetes</text:span></text:span></text:p>
          </table:table-cell>
          <table:table-cell table:style-name="Tabla2.A1" office:value-type="string">
            <text:p text:style-name="P24"><text:span text:style-name="T13">RPM (</text:span><text:span text:style-name="Source_20_Text"><text:span text:style-name="T13">.rpm</text:span></text:span><text:span text:style-name="T13">)</text:span></text:p>
          </table:table-cell>
          <table:table-cell table:style-name="Tabla2.A1" office:value-type="string">
            <text:p text:style-name="P24"><text:span text:style-name="T13">DEB (</text:span><text:span text:style-name="Source_20_Text"><text:span text:style-name="T13">.deb</text:span></text:span><text:span text:style-name="T13">)</text:span></text:p>
          </table:table-cell>
        </table:table-row>
        <table:table-row>
          <table:table-cell table:style-name="Tabla2.A1" office:value-type="string">
            <text:p text:style-name="P24"><text:span text:style-name="Strong_20_Emphasis"><text:span text:style-name="T13">Gestor de bajo nivel</text:span></text:span></text:p>
          </table:table-cell>
          <table:table-cell table:style-name="Tabla2.A1" office:value-type="string">
            <text:p text:style-name="P24"><text:span text:style-name="Source_20_Text"><text:span text:style-name="T13">rpm</text:span></text:span></text:p>
          </table:table-cell>
          <table:table-cell table:style-name="Tabla2.A1" office:value-type="string">
            <text:p text:style-name="P24"><text:span text:style-name="Source_20_Text"><text:span text:style-name="T13">dpkg</text:span></text:span></text:p>
          </table:table-cell>
        </table:table-row>
        <table:table-row>
          <table:table-cell table:style-name="Tabla2.A1" office:value-type="string">
            <text:p text:style-name="P24"><text:span text:style-name="Strong_20_Emphasis"><text:span text:style-name="T13">Actualización completa</text:span></text:span></text:p>
          </table:table-cell>
          <table:table-cell table:style-name="Tabla2.A1" office:value-type="string">
            <text:p text:style-name="P25"><text:span text:style-name="Source_20_Text"><text:span text:style-name="T28">dnf update </text:span></text:span><text:span text:style-name="Source_20_Text"><text:span text:style-name="T29">o dnf upgrade</text:span></text:span></text:p>
          </table:table-cell>
          <table:table-cell table:style-name="Tabla2.A1" office:value-type="string">
            <text:p text:style-name="P24"><text:span text:style-name="Source_20_Text"><text:span text:style-name="T28">apt update &amp;&amp; apt upgrade</text:span></text:span></text:p>
          </table:table-cell>
        </table:table-row>
        <table:table-row>
          <table:table-cell table:style-name="Tabla2.A1" office:value-type="string">
            <text:p text:style-name="P24"><text:span text:style-name="Strong_20_Emphasis"><text:span text:style-name="T13">Soporte para múltiples versiones</text:span></text:span></text:p>
          </table:table-cell>
          <table:table-cell table:style-name="Tabla2.A1" office:value-type="string">
            <text:p text:style-name="P11">Puede tener varias versiones de un paquete a la vez</text:p>
          </table:table-cell>
          <table:table-cell table:style-name="Tabla2.A1" office:value-type="string">
            <text:p text:style-name="P11">No es común mantener varias versiones instaladas</text:p>
          </table:table-cell>
        </table:table-row>
        <table:table-row>
          <table:table-cell table:style-name="Tabla2.A1" office:value-type="string">
            <text:p text:style-name="P24"><text:span text:style-name="Strong_20_Emphasis"><text:span text:style-name="T13">Repositorio adicional</text:span></text:span></text:p>
          </table:table-cell>
          <table:table-cell table:style-name="Tabla2.A1" office:value-type="string">
            <text:p text:style-name="P33"><text:span text:style-name="T13">Habilita</text:span><text:span text:style-name="T14">rlo</text:span><text:span text:style-name="T13"> con </text:span><text:span text:style-name="Source_20_Text"><text:span text:style-name="T28">dnf config-manager</text:span></text:span><text:span text:style-name="T13"> o instal</text:span><text:span text:style-name="T14">ar el repositorio.</text:span></text:p>
          </table:table-cell>
          <table:table-cell table:style-name="Tabla2.A1" office:value-type="string">
            <text:p text:style-name="P24"><text:span text:style-name="T13">Modificación manual de</text:span><text:span text:style-name="T15">l </text:span><text:span text:style-name="T13"> </text:span><text:span text:style-name="Source_20_Text"><text:span text:style-name="T28">/etc/apt/sources.list</text:span></text:span></text:p>
          </table:table-cell>
        </table:table-row>
        <text:soft-page-break/>
        <table:table-row>
          <table:table-cell table:style-name="Tabla2.A1" office:value-type="string">
            <text:p text:style-name="P24"><text:span text:style-name="Strong_20_Emphasis"><text:span text:style-name="T13">Manejo de la caché</text:span></text:span></text:p>
          </table:table-cell>
          <table:table-cell table:style-name="Tabla2.A1" office:value-type="string">
            <text:p text:style-name="P24"><text:span text:style-name="T16">L</text:span><text:span text:style-name="T13">impieza manual </text:span><text:span text:style-name="T16">con </text:span><text:span text:style-name="Source_20_Text"><text:span text:style-name="T28">dnf clean</text:span></text:span></text:p>
          </table:table-cell>
          <table:table-cell table:style-name="Tabla2.A1" office:value-type="string">
            <text:p text:style-name="P24"><text:span text:style-name="T13">Limpieza manual con </text:span><text:span text:style-name="Source_20_Text"><text:span text:style-name="T28">apt clean</text:span></text:span></text:p>
          </table:table-cell>
        </table:table-row>
      </table:table>
      <text:p text:style-name="Standard"/>
      <text:p text:style-name="P7"/>
      <text:p text:style-name="P5">Cada miembro del equipo trabajará en uno de los dos entornos (OracleLinux o Debian), resolviendo los ejercicios correspondientes a su sistema. Luego, se compartirán los resultados con el grupo para comparar cómo funcionan ambos gestores de paquetes. </text:p>
      <text:p text:style-name="P8"><text:span text:style-name="T30">Puedes usar la siguente t</text:span>abla <text:span text:style-name="T30">para realizar los ejercicios: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12"><text:span text:style-name="Strong_20_Emphasis"><text:span text:style-name="T5">Acción</text:span></text:span></text:p>
            </table:table-cell>
            <table:table-cell table:style-name="Tabla1.A1" office:value-type="string">
              <text:p text:style-name="Table_20_Heading"><text:span text:style-name="Strong_20_Emphasis"><text:span text:style-name="T4">Comandos en Fedora (DNF)</text:span></text:span></text:p>
            </table:table-cell>
            <table:table-cell table:style-name="Tabla1.A1" office:value-type="string">
              <text:p text:style-name="Table_20_Heading"><text:span text:style-name="Strong_20_Emphasis"><text:span text:style-name="T4">Comandos en Debian (APT)</text:span></text:span></text:p>
            </table:table-cell>
          </table:table-row>
        </table:table-header-rows>
        <table:table-row>
          <table:table-cell table:style-name="Tabla1.A1" office:value-type="string">
            <text:p text:style-name="P26"><text:span text:style-name="Strong_20_Emphasis"><text:span text:style-name="T6">Actualizar lista de paquetes, no instala ni actualiza ningún paquete</text:span></text:span></text:p>
          </table:table-cell>
          <table:table-cell table:style-name="Tabla1.A1" office:value-type="string">
            <text:p text:style-name="P24"><text:span text:style-name="Source_20_Text"><text:span text:style-name="T19">sudo dnf makecache</text:span></text:span></text:p>
          </table:table-cell>
          <table:table-cell table:style-name="Tabla1.A1" office:value-type="string">
            <text:p text:style-name="P26"><text:span text:style-name="Source_20_Text"><text:span text:style-name="T19">sudo apt update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1">A</text:span></text:span><text:span text:style-name="Strong_20_Emphasis"><text:span text:style-name="T10">ctualiza</text:span></text:span><text:span text:style-name="Strong_20_Emphasis"><text:span text:style-name="T11">r</text:span></text:span><text:span text:style-name="Strong_20_Emphasis"><text:span text:style-name="T10"> paquetes sin hacer cambios importantes en el sistema (no añade ni elimina dependencias)</text:span></text:span></text:p>
          </table:table-cell>
          <table:table-cell table:style-name="Tabla1.A1" office:value-type="string">
            <text:p text:style-name="P27"><text:span text:style-name="Source_20_Text"><text:span text:style-name="T20"/></text:span></text:p>
          </table:table-cell>
          <table:table-cell table:style-name="Tabla1.A1" office:value-type="string">
            <text:p text:style-name="P27"><text:span text:style-name="Source_20_Text"><text:span text:style-name="T19">sudo apt upgrade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Actualizar el sistema completo</text:span></text:span></text:p>
          </table:table-cell>
          <table:table-cell table:style-name="Tabla1.A1" office:value-type="string">
            <text:p text:style-name="P27"><text:span text:style-name="Source_20_Text"><text:span text:style-name="T19">sudo dnf up</text:span></text:span><text:span text:style-name="Source_20_Text"><text:span text:style-name="T20">date</text:span></text:span></text:p>
            <text:p text:style-name="P27"><text:span text:style-name="Source_20_Text"><text:span text:style-name="T20">sudo dnf upgrade</text:span></text:span></text:p>
          </table:table-cell>
          <table:table-cell table:style-name="Tabla1.A1" office:value-type="string">
            <text:p text:style-name="P26"><text:span text:style-name="Source_20_Text"><text:span text:style-name="T19">sudo apt </text:span></text:span><text:span text:style-name="Source_20_Text"><text:span text:style-name="T22">full-</text:span></text:span><text:span text:style-name="Source_20_Text"><text:span text:style-name="T19">upgrade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Actualizar solo un paquete específico</text:span></text:span></text:p>
          </table:table-cell>
          <table:table-cell table:style-name="Tabla1.A1" office:value-type="string">
            <text:p text:style-name="P26"><text:span text:style-name="Source_20_Text"><text:span text:style-name="T19">sudo dnf update &lt;paquete&gt;</text:span></text:span></text:p>
          </table:table-cell>
          <table:table-cell table:style-name="Tabla1.A1" office:value-type="string">
            <text:p text:style-name="P26"><text:span text:style-name="Source_20_Text"><text:span text:style-name="T19">sudo apt install --only-upgrade &lt;paquete&gt;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7">Conocer</text:span></text:span><text:span text:style-name="Strong_20_Emphasis"><text:span text:style-name="T6"> </text:span></text:span><text:span text:style-name="Strong_20_Emphasis"><text:span text:style-name="T7">si un</text:span></text:span><text:span text:style-name="Strong_20_Emphasis"><text:span text:style-name="T6"> paquete </text:span></text:span><text:span text:style-name="Strong_20_Emphasis"><text:span text:style-name="T7">esta</text:span></text:span><text:span text:style-name="Strong_20_Emphasis"><text:span text:style-name="T6"> instalado</text:span></text:span></text:p>
          </table:table-cell>
          <table:table-cell table:style-name="Tabla1.A1" office:value-type="string">
            <text:p text:style-name="P26"><text:span text:style-name="Source_20_Text"><text:span text:style-name="T19">sudo dnf list installed </text:span></text:span><text:span text:style-name="Source_20_Text"><text:span text:style-name="T21">&lt;paquete&gt;</text:span></text:span></text:p>
            <text:p text:style-name="P28"><text:span text:style-name="Source_20_Text"><text:span text:style-name="T21">o</text:span></text:span></text:p>
            <text:p text:style-name="P28"><text:span text:style-name="Source_20_Text"><text:span text:style-name="T21">rpm -q &lt;paquete&gt;</text:span></text:span></text:p>
          </table:table-cell>
          <table:table-cell table:style-name="Tabla1.A1" office:value-type="string">
            <text:p text:style-name="P28"><text:span text:style-name="Source_20_Text"><text:span text:style-name="T19">sudo apt list –installed </text:span></text:span><text:span text:style-name="Source_20_Text"><text:span text:style-name="T21">&lt;paquete&gt;</text:span></text:span></text:p>
            <text:p text:style-name="P28"><text:span text:style-name="Source_20_Text"><text:span text:style-name="T21">dpkg -l &lt;paquete&gt;</text:span></text:span><text:span text:style-name="Source_20_Text"><text:span text:style-name="T19"> </text:span></text:span></text:p>
            <text:p text:style-name="P32"><text:span text:style-name="Source_20_Text"><text:span text:style-name="T19">dpkg -S $(which </text:span></text:span><text:span text:style-name="Source_20_Text"><text:span text:style-name="T21">&lt;paquete&gt;</text:span></text:span><text:span text:style-name="Source_20_Text"><text:span text:style-name="T19">)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Instalar un paquete específico</text:span></text:span></text:p>
          </table:table-cell>
          <table:table-cell table:style-name="Tabla1.A1" office:value-type="string">
            <text:p text:style-name="P26"><text:span text:style-name="Source_20_Text"><text:span text:style-name="T19">sudo dnf install &lt;paquete&gt;</text:span></text:span></text:p>
          </table:table-cell>
          <table:table-cell table:style-name="Tabla1.A1" office:value-type="string">
            <text:p text:style-name="P26"><text:span text:style-name="Source_20_Text"><text:span text:style-name="T19">sudo apt install &lt;paquete&gt;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Eliminar un paquete específico</text:span></text:span></text:p>
          </table:table-cell>
          <table:table-cell table:style-name="Tabla1.A1" office:value-type="string">
            <text:p text:style-name="P26"><text:span text:style-name="Source_20_Text"><text:span text:style-name="T19">sudo dnf remove &lt;paquete&gt;</text:span></text:span></text:p>
          </table:table-cell>
          <table:table-cell table:style-name="Tabla1.A1" office:value-type="string">
            <text:p text:style-name="P26"><text:span text:style-name="Source_20_Text"><text:span text:style-name="T19">sudo apt remove &lt;paquete&gt;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Buscar un paquete que contengan "</text:span></text:span><text:span text:style-name="Strong_20_Emphasis"><text:span text:style-name="T8">palabra</text:span></text:span><text:span text:style-name="Strong_20_Emphasis"><text:span text:style-name="T6">" en su nombre o descripción en los repositorios habilitados y configurados en </text:span></text:span><text:span text:style-name="Strong_20_Emphasis"><text:span text:style-name="T9">el </text:span></text:span><text:span text:style-name="Strong_20_Emphasis"><text:span text:style-name="T6">sistema.</text:span></text:span></text:p>
          </table:table-cell>
          <table:table-cell table:style-name="Tabla1.A1" office:value-type="string">
            <text:p text:style-name="P26"><text:span text:style-name="Source_20_Text"><text:span text:style-name="T19">sudo dnf search &lt;</text:span></text:span><text:span text:style-name="Source_20_Text"><text:span text:style-name="T24">palabra</text:span></text:span><text:span text:style-name="Source_20_Text"><text:span text:style-name="T19">&gt;</text:span></text:span></text:p>
          </table:table-cell>
          <table:table-cell table:style-name="Tabla1.A1" office:value-type="string">
            <text:p text:style-name="P26"><text:span text:style-name="Source_20_Text"><text:span text:style-name="T19">sudo apt search &lt;</text:span></text:span><text:span text:style-name="Source_20_Text"><text:span text:style-name="T24">palabra</text:span></text:span><text:span text:style-name="Source_20_Text"><text:span text:style-name="T19">&gt;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Mostrar información detallada de un paquete</text:span></text:span></text:p>
          </table:table-cell>
          <table:table-cell table:style-name="Tabla1.A1" office:value-type="string">
            <text:p text:style-name="P26"><text:span text:style-name="Source_20_Text"><text:span text:style-name="T19">dnf info &lt;paquete&gt;</text:span></text:span></text:p>
          </table:table-cell>
          <table:table-cell table:style-name="Tabla1.A1" office:value-type="string">
            <text:p text:style-name="P26"><text:span text:style-name="Source_20_Text"><text:span text:style-name="T19">apt show &lt;paquete&gt;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Listar todos los paquetes instalados</text:span></text:span></text:p>
          </table:table-cell>
          <table:table-cell table:style-name="Tabla1.A1" office:value-type="string">
            <text:p text:style-name="P26"><text:span text:style-name="Source_20_Text"><text:span text:style-name="T19">sudo dnf list installed</text:span></text:span></text:p>
          </table:table-cell>
          <table:table-cell table:style-name="Tabla1.A1" office:value-type="string">
            <text:p text:style-name="P26"><text:span text:style-name="Source_20_Text"><text:span text:style-name="T19">sudo apt list –installed</text:span></text:span></text:p>
            <text:p text:style-name="P30"><text:span text:style-name="Source_20_Text"><text:span text:style-name="T25">dpkg -l</text:span></text:span></text:p>
          </table:table-cell>
        </table:table-row>
        <text:soft-page-break/>
        <table:table-row>
          <table:table-cell table:style-name="Tabla1.A1" office:value-type="string">
            <text:p text:style-name="P26"><text:span text:style-name="Strong_20_Emphasis"><text:span text:style-name="T6">Limpiar toda la caché, incluidos los paquetes descargados, la caché de metadatos y los archivos temporales</text:span></text:span></text:p>
          </table:table-cell>
          <table:table-cell table:style-name="Tabla1.A1" office:value-type="string">
            <text:p text:style-name="P26"><text:span text:style-name="Source_20_Text"><text:span text:style-name="T19">sudo dnf clean all</text:span></text:span></text:p>
          </table:table-cell>
          <table:table-cell table:style-name="Tabla1.A1" office:value-type="string">
            <text:p text:style-name="P26"><text:span text:style-name="Source_20_Text"><text:span text:style-name="T19">sudo apt clean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Listar las versiones disponibles de un paquete</text:span></text:span></text:p>
          </table:table-cell>
          <table:table-cell table:style-name="Tabla1.A1" office:value-type="string">
            <text:p text:style-name="P26"><text:span text:style-name="Source_20_Text"><text:span text:style-name="T19">dnf list &lt;paquete&gt;</text:span></text:span></text:p>
          </table:table-cell>
          <table:table-cell table:style-name="Tabla1.A1" office:value-type="string">
            <text:p text:style-name="P26"><text:span text:style-name="Source_20_Text"><text:span text:style-name="T19">apt-cache policy &lt;paquete&gt;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0">Encontrar información sobre el paquete que contiene </text:span></text:span><text:span text:style-name="Strong_20_Emphasis"><text:span text:style-name="T12">un comando</text:span></text:span></text:p>
          </table:table-cell>
          <table:table-cell table:style-name="Tabla1.A1" office:value-type="string">
            <text:p text:style-name="P29"><text:span text:style-name="Source_20_Text"><text:span text:style-name="T26">dnf provides */&lt;</text:span></text:span><text:span text:style-name="Source_20_Text"><text:span text:style-name="T27">comando&gt;</text:span></text:span></text:p>
          </table:table-cell>
          <table:table-cell table:style-name="Tabla1.A1" office:value-type="string">
            <text:p text:style-name="P31"><text:span text:style-name="Source_20_Text"><text:span text:style-name="T23">apt-cache search &lt;comando&gt;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Verificar si hay paquetes desactualizados</text:span></text:span></text:p>
          </table:table-cell>
          <table:table-cell table:style-name="Tabla1.A1" office:value-type="string">
            <text:p text:style-name="P26"><text:span text:style-name="Source_20_Text"><text:span text:style-name="T19">sudo dnf check-update</text:span></text:span></text:p>
          </table:table-cell>
          <table:table-cell table:style-name="Tabla1.A1" office:value-type="string">
            <text:p text:style-name="P26"><text:span text:style-name="Source_20_Text"><text:span text:style-name="T19">apt list --upgradable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Ver el historial de operaciones de paquetes</text:span></text:span></text:p>
          </table:table-cell>
          <table:table-cell table:style-name="Tabla1.A1" office:value-type="string">
            <text:p text:style-name="P26"><text:span text:style-name="Source_20_Text"><text:span text:style-name="T19">sudo dnf history</text:span></text:span></text:p>
          </table:table-cell>
          <table:table-cell table:style-name="Tabla1.A1" office:value-type="string">
            <text:p text:style-name="P26"><text:span text:style-name="Source_20_Text"><text:span text:style-name="T19">cat /var/log/apt/history.log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Agregar un nuevo repositorio de software</text:span></text:span></text:p>
          </table:table-cell>
          <table:table-cell table:style-name="Tabla1.A1" office:value-type="string">
            <text:p text:style-name="P26"><text:span text:style-name="T4">Editar</text:span><text:span text:style-name="T19"> </text:span><text:span text:style-name="Source_20_Text"><text:span text:style-name="T19">/etc/yum.repos.d/*.repo</text:span></text:span></text:p>
          </table:table-cell>
          <table:table-cell table:style-name="Tabla1.A1" office:value-type="string">
            <text:p text:style-name="P26"><text:span text:style-name="T4">Editar</text:span><text:span text:style-name="T19"> </text:span><text:span text:style-name="Source_20_Text"><text:span text:style-name="T19">/etc/apt/sources.list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Listar todos los repositorios configurados</text:span></text:span></text:p>
          </table:table-cell>
          <table:table-cell table:style-name="Tabla1.A1" office:value-type="string">
            <text:p text:style-name="P26"><text:span text:style-name="Source_20_Text"><text:span text:style-name="T19">dnf repolist</text:span></text:span></text:p>
          </table:table-cell>
          <table:table-cell table:style-name="Tabla1.A1" office:value-type="string">
            <text:p text:style-name="P26"><text:span text:style-name="Source_20_Text"><text:span text:style-name="T19">apt-cache policy</text:span>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6">Eliminar un repositorio de software</text:span></text:span></text:p>
          </table:table-cell>
          <table:table-cell table:style-name="Tabla1.A1" office:value-type="string">
            <text:p text:style-name="P26"><text:span text:style-name="T4">Eliminar archivo en</text:span><text:span text:style-name="T19"> </text:span><text:span text:style-name="Source_20_Text"><text:span text:style-name="T19">/etc/yum.repos.d/</text:span></text:span></text:p>
          </table:table-cell>
          <table:table-cell table:style-name="Tabla1.A1" office:value-type="string">
            <text:p text:style-name="P26"><text:span text:style-name="T4">Eliminar o comentar la línea </text:span><text:span text:style-name="T19">en </text:span><text:span text:style-name="Source_20_Text"><text:span text:style-name="T19">/etc/apt/sources.list</text:span></text:span></text:p>
          </table:table-cell>
        </table:table-row>
      </table:table>
      <text:p text:style-name="Standard"/>
      <text:p text:style-name="Standard"/>
      <text:h text:style-name="Heading_20_5" text:outline-level="5" text:is-list-header="true">Ejercicios en Fedora (DNF)</text:h>
      <text:list text:style-name="L10">
        <text:list-item>
          <text:p text:style-name="P58">Actualizar la lista de paquetes y<text:span text:style-name="T57"> </text:span>el sistema. </text:p>
        </text:list-item>
        <text:list-item>
          <text:p text:style-name="P59">Buscar el paquete <text:span text:style-name="T61">denominado </text:span>"htop" en los repositorios de <text:span text:style-name="T66">OracleLinux</text:span>. <text:span text:style-name="T66">Si no lo encuentra, significa que en los repositorios oficiales no esta. ¿Qué hacemos?</text:span></text:p>
          <text:list>
            <text:list-item>
              <text:p text:style-name="P68"><text:span text:style-name="T2">Añadir el repositorio EPEL: </text:span><text:span text:style-name="T68">sudo dnf install epel-release</text:span></text:p>
            </text:list-item>
            <text:list-item>
              <text:p text:style-name="P69"><text:span text:style-name="T3">Comprobar los repositorios </text:span><text:span text:style-name="T70">su</text:span><text:span text:style-name="T69">do dnf repolist</text:span></text:p>
            </text:list-item>
            <text:list-item>
              <text:p text:style-name="P64">Limpiar la cache de DNF</text:p>
            </text:list-item>
            <text:list-item>
              <text:p text:style-name="P70"><text:span text:style-name="T2">Actualizar los metadatos del repositorio añadido: </text:span><text:span text:style-name="T69">sudo dnf makecache</text:span></text:p>
            </text:list-item>
            <text:list-item>
              <text:p text:style-name="P64">Busca de nuevo el paquete htop.</text:p>
            </text:list-item>
          </text:list>
        </text:list-item>
        <text:list-item>
          <text:p text:style-name="P60"><text:span text:style-name="T58">Averigua si el paquete </text:span>"htop"<text:span text:style-name="T58"> esta instalado. Realizar el ejercicio con el gestor DNF y con el </text:span><text:span text:style-name="T67">gest</text:span><text:span text:style-name="T58">o</text:span><text:span text:style-name="T67">r de bajo nivel</text:span><text:span text:style-name="T58"> rpm.</text:span></text:p>
        </text:list-item>
        <text:list-item>
          <text:p text:style-name="P60"><text:soft-page-break/><text:span text:style-name="T58">Si no está </text:span><text:span text:style-name="T67">instalado</text:span><text:span text:style-name="T58"> en el sistema, i</text:span>nstalar el paquete "htop".</text:p>
        </text:list-item>
        <text:list-item>
          <text:p text:style-name="P61">Ver información detallada del paquete "htop".</text:p>
        </text:list-item>
        <text:list-item>
          <text:p text:style-name="P58">Eliminar <text:span text:style-name="T31">el </text:span>paquete "htop".</text:p>
        </text:list-item>
        <text:list-item>
          <text:p text:style-name="P65">Instala el paquete “nano” en caso de no tenerlo.</text:p>
        </text:list-item>
        <text:list-item>
          <text:p text:style-name="P58">Limpiar la caché de DNF para liberar espacio.</text:p>
        </text:list-item>
        <text:list-item>
          <text:p text:style-name="P58">Listar todos los paquetes instalados en tu sistema.</text:p>
        </text:list-item>
        <text:list-item>
          <text:p text:style-name="P58">Ver el historial de comandos ejecutados con DNF.</text:p>
        </text:list-item>
      </text:list>
      <text:p text:style-name="P5"/>
      <text:h text:style-name="Heading_20_5" text:outline-level="5" text:is-list-header="true">Ejercicios en Debian <text:s/>(APT)</text:h>
      <text:list text:style-name="L11">
        <text:list-item>
          <text:p text:style-name="P62">Actualizar la lista de paquetes en Debian <text:span text:style-name="T62">sin instalar, ni actualizar ninguno</text:span>.</text:p>
        </text:list-item>
        <text:list-item>
          <text:p text:style-name="P63">Buscar <text:span text:style-name="T63">paquetes que </text:span>contengan "htop" en su nombre o descripción en los repositorios de APT<text:span text:style-name="T61"> </text:span>.</text:p>
        </text:list-item>
        <text:list-item>
          <text:p text:style-name="P66">Comprobar si esta instalado el <text:span text:style-name="T60">paquete "htop".</text:span></text:p>
        </text:list-item>
        <text:list-item>
          <text:p text:style-name="P62">Instalar el paquete "htop".</text:p>
        </text:list-item>
        <text:list-item>
          <text:p text:style-name="P62">Ver información detallada <text:span text:style-name="T31">d</text:span>el paquete "htop".</text:p>
        </text:list-item>
        <text:list-item>
          <text:p text:style-name="P62"><text:span text:style-name="T32">E</text:span>liminar <text:span text:style-name="T59">el</text:span><text:span text:style-name="T32"> </text:span>paque<text:span text:style-name="T32">te</text:span> "htop".</text:p>
        </text:list-item>
        <text:list-item>
          <text:p text:style-name="P62">Limpiar la caché de APT para liberar espacio.</text:p>
        </text:list-item>
        <text:list-item>
          <text:p text:style-name="P62">Listar todos los paquetes instalados en tu sistema.</text:p>
        </text:list-item>
        <text:list-item>
          <text:p text:style-name="P67">Averiguar el paquete en el que está el comando <text:span text:style-name="T64">netstat</text:span></text:p>
        </text:list-item>
      </text:list>
      <text:p text:style-name="P5"/>
      <text:h text:style-name="P38" text:outline-level="3" text:is-list-header="true">Anexo:</text:h>
      <text:p text:style-name="P17">Prepara el entorno de trabajo de WLS. Desde la terminal de windows:</text:p>
      <text:p text:style-name="Preformatted_20_Text">wsl –-update</text:p>
      <text:p text:style-name="Preformatted_20_Text">wsl –-version</text:p>
      <text:p text:style-name="P34"/>
      <text:p text:style-name="P17">Para conocer las máquinas que tenemos instaladas en nuestro sistema:</text:p>
      <text:p text:style-name="Preformatted_20_Text">wsl –<text:span text:style-name="T65">l –-all</text:span></text:p>
      <text:p text:style-name="Preformatted_20_Text"/>
      <text:p text:style-name="P17">Para arrancar una máquina de las que nos ha devuelto la lista:</text:p>
      <text:p text:style-name="P35">wsl -d &lt;nombre&gt;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/>
      <style:text-properties style:font-name="Liberation Mono" fo:font-family="'Liberation Mono'" style:font-family-generic="modern" style:font-pitch="fixed" fo:font-size="12pt" officeooo:rsid="016fa4dc" style:font-name-asian="Liberation Mono" style:font-family-asian="'Liberation Mono'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54cm" fo:margin-left="1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43cm" fo:margin-left="2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Footer" style:master-page-name="">
      <loext:graphic-properties draw:fill="none"/>
      <style:paragraph-properties fo:margin-left="0cm" fo:margin-right="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officeooo:rsid="004b75a0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108cm" fo:margin-right="2.20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1" text:anchor-type="paragraph" svg:x="13.458cm" svg:y="-0.751cm" svg:width="3.212cm" svg:height="1.258cm" draw:z-index="15"><draw:image xlink:href="Pictures/100000000000025A000000ECD96F4637FF60AF3D.jpg" xlink:type="simple" xlink:show="embed" xlink:actuate="onLoad" draw:mime-type="image/jpeg"/></draw:frame><draw:line text:anchor-type="paragraph" draw:z-index="7" draw:name="Línea horizontal 1" draw:style-name="Mgr1" draw:text-style-name="MP1" svg:x1="0.139cm" svg:y1="0.504cm" svg:x2="15.106cm" svg:y2="0.504cm"><text:p/></draw:line></text:p>
      </style:header>
      <style:footer>
        <text:p text:style-name="MP2"><text:page-number text:select-page="current">4</text:page-number><text:tab/> <text:s text:c="20"/><text:span text:style-name="MT1">O</text:span>bra bajo licencia <text:s/><text:a xlink:type="simple" xlink:href="http://creativecommons.org/licenses/by-nc-sa/4.0/?ref=chooser-v1" text:style-name="Internet_20_link" text:visited-style-name="Visited_20_Internet_20_Link">CC BY-NC-SA 4.0 20</text:a> © <text:s/>Blanca Isasi-Isasmendi Sánchez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nca Isasi-Isasmendi Sanchez</meta:initial-creator>
    <meta:editing-cycles>171</meta:editing-cycles>
    <meta:creation-date>2024-06-29T20:16:33.288355367</meta:creation-date>
    <meta:editing-duration>PT19H41M26S</meta:editing-duration>
    <meta:generator>LibreOffice/7.5.4.2$MacOSX_X86_64 LibreOffice_project/36ccfdc35048b057fd9854c757a8b67ec53977b6</meta:generator>
    <dc:date>2025-07-04T13:12:01.821615535</dc:date>
    <dc:creator>Blanca Isasi-Isasmendi Sanchez</dc:creator>
    <meta:document-statistic meta:table-count="4" meta:image-count="1" meta:object-count="0" meta:page-count="8" meta:paragraph-count="179" meta:word-count="1509" meta:character-count="9779" meta:non-whitespace-character-count="8457"/>
    <meta:user-defined meta:name="AppVersion">16.0000</meta:user-defined>
    <meta:template xlink:type="simple" xlink:actuate="onRequest" xlink:title="Normal.dotm" xlink:href=""/>
  </office:meta>
</office:document-meta>
</file>